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office:automatic-styles>
  <office:body>
    <office:text text:use-soft-page-breaks="true">
      <text:p text:style-name="P1">Disclaimer:</text:p>
      <text:p text:style-name="P2"/>
      <text:p text:style-name="P3">Dieses Dokument wurde von einem Entwickler-Praktikanten erstellt und dient ausschließlich zu Schulungs- oder Lernzwecken. Es ist nicht für die Verteilung, Veröffentlichung oder Nutzung außerhalb des internen Umfelds bestimmt.</text:p>
      <text:p text:style-name="P4"/>
      <text:p text:style-name="P5">Bitte beachten Sie, dass die Informationen in diesem Dokument möglicherweise nicht vollständig oder aktuell sind. Der Praktikant übernimmt keine Verantwortung für etwaige Fehler oder Schäden, die durch den Gebrauch dieses Dokuments entstehen könnten.</text:p>
      <text:p text:style-name="P6"/>
      <text:p text:style-name="P7">Die Inhalte dieses Dokuments stellen keine rechtliche, finanzielle oder professionelle Beratung dar. Es wird empfohlen, bei Bedarf entsprechende Fachleute zu konsultieren.</text:p>
      <text:p text:style-name="P8"/>
      <text:p text:style-name="P9">Wir bitten Sie daher höflichst darum, das vorliegende Dokument vertraulich zu behandeln und es nicht ohne Genehmigung des Unternehmens weiterzugeben oder zu veröffentlichen.</text:p>
      <text:p text:style-name="P10"/>
      <text:p text:style-name="P11">Vielen Dank für Ihr Verständni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0" fo:orphans="0" style:text-autospace="none" fo:margin-bottom="0in" fo:line-height="100%"/>
      <style:text-properties style:font-name="Times New Roman" style:font-name-asian="Times New Roman" style:font-name-complex="Times New Roman" style:letter-kerning="false"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o garagna</meta:initial-creator>
    <dc:creator>marco garagna</dc:creator>
    <meta:creation-date>2023-09-26T14:05:00Z</meta:creation-date>
    <dc:date>2023-09-26T14:05:00Z</dc:date>
    <meta:template xlink:href="Normal.dotm" xlink:type="simple"/>
    <meta:editing-cycles>1</meta:editing-cycles>
    <meta:editing-duration>PT0S</meta:editing-duration>
    <meta:user-defined meta:name="GrammarlyDocumentId">b58f2970-824f-4e7e-9494-9b127ffaf502</meta:user-defined>
    <meta:document-statistic meta:page-count="1" meta:paragraph-count="1" meta:word-count="119" meta:character-count="873" meta:row-count="6" meta:non-whitespace-character-count="755"/>
  </office:meta>
</office:document-meta>
</file>